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92c90" officeooo:paragraph-rsid="00292c90"/>
    </style:style>
    <style:style style:name="P2" style:family="paragraph" style:parent-style-name="Text_20_body">
      <style:paragraph-properties fo:text-align="justify" style:justify-single-word="false"/>
      <style:text-properties style:font-name="Arial" officeooo:rsid="0030a56a" officeooo:paragraph-rsid="0038a2fd"/>
    </style:style>
    <style:style style:name="P3" style:family="paragraph" style:parent-style-name="Text_20_body">
      <style:paragraph-properties fo:text-align="justify" style:justify-single-word="false"/>
      <style:text-properties style:font-name="Arial" officeooo:rsid="00291b71" officeooo:paragraph-rsid="00291b71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2e2b5e" officeooo:paragraph-rsid="002e2b5e"/>
    </style:style>
    <style:style style:name="P5" style:family="paragraph" style:parent-style-name="Text_20_body">
      <style:paragraph-properties fo:text-align="justify" style:justify-single-word="false"/>
      <style:text-properties style:font-name="Arial" officeooo:rsid="0034e24f" officeooo:paragraph-rsid="0034e24f"/>
    </style:style>
    <style:style style:name="P6" style:family="paragraph" style:parent-style-name="Text_20_body">
      <style:paragraph-properties fo:text-align="justify" style:justify-single-word="false"/>
      <style:text-properties style:font-name="Arial" officeooo:rsid="0037da34" officeooo:paragraph-rsid="003a2b6e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37da34" officeooo:paragraph-rsid="003a2b6e"/>
    </style:style>
    <style:style style:name="T1" style:family="text">
      <style:text-properties officeooo:rsid="002ea8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a87e" style:font-weight-asian="bold" style:font-weight-complex="bold"/>
    </style:style>
    <style:style style:name="T4" style:family="text">
      <style:text-properties officeooo:rsid="00335382"/>
    </style:style>
    <style:style style:name="T5" style:family="text">
      <style:text-properties style:text-underline-style="solid" style:text-underline-width="auto" style:text-underline-color="font-color" officeooo:rsid="002ea87e"/>
    </style:style>
    <style:style style:name="T6" style:family="text">
      <style:text-properties officeooo:rsid="003745f3"/>
    </style:style>
    <style:style style:name="T7" style:family="text">
      <style:text-properties officeooo:rsid="003a2b6e"/>
    </style:style>
    <style:style style:name="T8" style:family="text">
      <style:text-properties officeooo:rsid="0017b2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0.035cm" svg:y="-0.053cm" svg:width="8.724cm" svg:height="8.16cm" draw:z-index="0"><draw:image xlink:href="../fometec.jpg" xlink:type="simple" xlink:show="embed" xlink:actuate="onLoad" loext:mime-type="image/jpeg"/></draw:frame>Nós, <text:span text:style-name="T7">também</text:span> missão humanitária, aceitamos doações. Por favor, se você pode e acredita no potencial desta missão, gentilmente doe aqui.</text:p>
      <text:p text:style-name="P2">$doar</text:p>
      <text:p text:style-name="P4">Com este projecto, <text:span text:style-name="T7">que usa tecnologia actual</text:span>, cada <text:span text:style-name="T4">12</text:span>00€ <text:span text:style-name="T1">fornece alimento </text:span><text:span text:style-name="T5">vitalício</text:span><text:span text:style-name="T1"> para </text:span><text:span text:style-name="T3">toda a vida de uma </text:span><text:span text:style-name="T2">pessoa</text:span>.</text:p>
      <text:p text:style-name="P5">Esse valor corresponde ao calculo para 3 doses de sopa de batata-doce com soja <text:span text:style-name="T6">por dia</text:span>, para cada pessoa.</text:p>
      <text:p text:style-name="P6">Por favor, doe o que puder.</text:p>
      <text:p text:style-name="P7"><text:span text:style-name="T8">A sua doação é um</text:span> investimento <text:span text:style-name="T8">e </text:span>será usado para a pesquisa <text:span text:style-name="T8">e </text:span>construção de máquinas <text:span text:style-name="T8">agrícolas</text:span> com autonomia. O objetivo é chegar aos países mais pobres, espalhando, ao mesmo tempo, máquinas com cariz comercial que est<text:span text:style-name="T8">a</text:span>rão espalhadas em países mais rico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9-05-26T01:20:49.939000000</dc:date>
    <meta:editing-duration>P1DT2H21M38S</meta:editing-duration>
    <meta:editing-cycles>22</meta:editing-cycles>
    <meta:generator>LibreOffice/6.1.6.3$Windows_X86_64 LibreOffice_project/5896ab1714085361c45cf540f76f60673dd96a72</meta:generator>
    <meta:document-statistic meta:table-count="0" meta:image-count="1" meta:object-count="0" meta:page-count="1" meta:paragraph-count="6" meta:word-count="107" meta:character-count="640" meta:non-whitespace-character-count="539"/>
  </office:meta>
</office:document-meta>
</file>